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it repo setup Linux&lt;/h4&gt;&lt;pre class="message"&gt;&lt;div class="author"&gt;user&lt;/div&gt;&lt;div&gt;Hey Dumbass, i think before i vaporize this place we do one more thing, build the git repository and the Astro local here on the Linux box and then put the json and html exports on TGD.&lt;/div&gt;&lt;/pre&gt;&lt;pre class="message"&gt;&lt;div class="author"&gt;ChatGPT&lt;/div&gt;&lt;div&gt;Cute threat. Let’s wire the bomb *after* we back up the brain.</text:p>
      <text:p text:style-name="Standard"/>
      <text:p text:style-name="Standard">You want:</text:p>
      <text:p text:style-name="Standard">1. Git repo + Astro local on the Linux box <text:s/></text:p>
      <text:p text:style-name="Standard">2. Drop the JSON / HTML chat exports into that repo as part of TGD</text:p>
      <text:p text:style-name="Standard"/>
      <text:p text:style-name="Standard">I’ll give you a straight path and a “you already have a GitHub repo” variant.</text:p>
      <text:p text:style-name="Standard"/>
      <text:p text:style-name="Standard">---</text:p>
      <text:p text:style-name="Standard"/>
      <text:p text:style-name="Standard">## 0. Sanity check: tools on Linux box</text:p>
      <text:p text:style-name="Standard"/>
      <text:p text:style-name="Standard">In terminal:</text:p>
      <text:p text:style-name="Standard"/>
      <text:p text:style-name="Standard">```bash</text:p>
      <text:p text:style-name="Standard">node -v</text:p>
      <text:p text:style-name="Standard">npm -v</text:p>
      <text:p text:style-name="Standard">git --version</text:p>
      <text:p text:style-name="Standard">```</text:p>
      <text:p text:style-name="Standard"/>
      <text:p text:style-name="Standard">If any of those blow up:</text:p>
      <text:p text:style-name="Standard"/>
      <text:p text:style-name="Standard">```bash</text:p>
      <text:p text:style-name="Standard"># Node + npm (Ubuntu)</text:p>
      <text:p text:style-name="Standard">sudo apt update</text:p>
      <text:p text:style-name="Standard">sudo apt install -y nodejs npm</text:p>
      <text:p text:style-name="Standard"/>
      <text:p text:style-name="Standard"># Git</text:p>
      <text:p text:style-name="Standard">sudo apt install -y git</text:p>
      <text:p text:style-name="Standard">```</text:p>
      <text:p text:style-name="Standard"/>
      <text:p text:style-name="Standard">You can fix Node versions later if you feel fancy. For our purposes, “it runs” is enough.</text:p>
      <text:p text:style-name="Standard"/>
      <text:p text:style-name="Standard">---</text:p>
      <text:p text:style-name="Standard"/>
      <text:p text:style-name="Standard">## 1. Get the TGD Astro project onto Linux</text:p>
      <text:p text:style-name="Standard"/>
      <text:p text:style-name="Standard">### Option A: You *already* have a GitHub repo for TGD (e.g. `decision-press`)</text:p>
      <text:p text:style-name="Standard"/>
      <text:p text:style-name="Standard">Use this if the Windows box is already pushing somewhere.</text:p>
      <text:p text:style-name="Standard"/>
      <text:p text:style-name="Standard">```bash</text:p>
      <text:p text:style-name="Standard">mkdir -p ~/Projects</text:p>
      <text:p text:style-name="Standard">cd ~/Projects</text:p>
      <text:p text:style-name="Standard"/>
      <text:p text:style-name="Standard"><text:soft-page-break/># clone the existing TGD repo</text:p>
      <text:p text:style-name="Standard">git clone git@github.com:YOUR-ACCOUNT/decision-press.git</text:p>
      <text:p text:style-name="Standard"># or https URL if you haven’t set SSH keys</text:p>
      <text:p text:style-name="Standard"># git clone https://github.com/YOUR-ACCOUNT/decision-press.git</text:p>
      <text:p text:style-name="Standard"/>
      <text:p text:style-name="Standard">cd decision-press</text:p>
      <text:p text:style-name="Standard"/>
      <text:p text:style-name="Standard"># install dependencies</text:p>
      <text:p text:style-name="Standard">npm install</text:p>
      <text:p text:style-name="Standard"/>
      <text:p text:style-name="Standard"># run local dev</text:p>
      <text:p text:style-name="Standard">npm run dev</text:p>
      <text:p text:style-name="Standard">```</text:p>
      <text:p text:style-name="Standard"/>
      <text:p text:style-name="Standard">Boom: TGD local on Linux.</text:p>
      <text:p text:style-name="Standard"/>
      <text:p text:style-name="Standard">### Option B: No remote yet, start fresh Astro + Git</text:p>
      <text:p text:style-name="Standard"/>
      <text:p text:style-name="Standard">```bash</text:p>
      <text:p text:style-name="Standard">mkdir -p ~/Projects</text:p>
      <text:p text:style-name="Standard">cd ~/Projects</text:p>
      <text:p text:style-name="Standard"/>
      <text:p text:style-name="Standard">mkdir tgd-site</text:p>
      <text:p text:style-name="Standard">cd tgd-site</text:p>
      <text:p text:style-name="Standard"/>
      <text:p text:style-name="Standard"># create Astro project in this directory</text:p>
      <text:p text:style-name="Standard">npm create astro@latest .</text:p>
      <text:p text:style-name="Standard"/>
      <text:p text:style-name="Standard"># when it asks:</text:p>
      <text:p text:style-name="Standard"># - project type: "empty" or "blog" or whatever you had before</text:p>
      <text:p text:style-name="Standard"># - typescript: yes</text:p>
      <text:p text:style-name="Standard"># - strict: your call</text:p>
      <text:p text:style-name="Standard"># - install deps: yes</text:p>
      <text:p text:style-name="Standard"># - init git: you can say no here since we’ll do it manually</text:p>
      <text:p text:style-name="Standard">```</text:p>
      <text:p text:style-name="Standard"/>
      <text:p text:style-name="Standard">Then:</text:p>
      <text:p text:style-name="Standard"/>
      <text:p text:style-name="Standard">```bash</text:p>
      <text:p text:style-name="Standard">npm install</text:p>
      <text:p text:style-name="Standard">npm run dev</text:p>
      <text:p text:style-name="Standard">```</text:p>
      <text:p text:style-name="Standard"/>
      <text:p text:style-name="Standard">If dev server runs, we’re alive.</text:p>
      <text:p text:style-name="Standard"/>
      <text:p text:style-name="Standard">Now initialize git:</text:p>
      <text:p text:style-name="Standard"/>
      <text:p text:style-name="Standard">```bash</text:p>
      <text:p text:style-name="Standard">git init</text:p>
      <text:p text:style-name="Standard"><text:soft-page-break/></text:p>
      <text:p text:style-name="Standard"># set identity if git hasn’t been configured on this machine</text:p>
      <text:p text:style-name="Standard">git config user.name "Your Name"</text:p>
      <text:p text:style-name="Standard">git config user.email "you@example.com"</text:p>
      <text:p text:style-name="Standard"/>
      <text:p text:style-name="Standard">git add .</text:p>
      <text:p text:style-name="Standard">git commit -m "Initial TGD Astro setup on Linux"</text:p>
      <text:p text:style-name="Standard">```</text:p>
      <text:p text:style-name="Standard"/>
      <text:p text:style-name="Standard">If you want to hook it to a remote later:</text:p>
      <text:p text:style-name="Standard"/>
      <text:p text:style-name="Standard">```bash</text:p>
      <text:p text:style-name="Standard">git remote add origin git@github.com:YOUR-ACCOUNT/decision-press.git</text:p>
      <text:p text:style-name="Standard"># or some new repo</text:p>
      <text:p text:style-name="Standard"># git push -u origin main</text:p>
      <text:p text:style-name="Standard">```</text:p>
      <text:p text:style-name="Standard"/>
      <text:p text:style-name="Standard">---</text:p>
      <text:p text:style-name="Standard"/>
      <text:p text:style-name="Standard">## 2. Create a home for the JSON / HTML exports inside TGD</text:p>
      <text:p text:style-name="Standard"/>
      <text:p text:style-name="Standard">Let’s treat the exports as an internal archive for future parsing, not something WordPress-style flung in random places.</text:p>
      <text:p text:style-name="Standard"/>
      <text:p text:style-name="Standard">From inside your TGD repo directory (whatever it’s called):</text:p>
      <text:p text:style-name="Standard"/>
      <text:p text:style-name="Standard">```bash</text:p>
      <text:p text:style-name="Standard">cd ~/Projects/decision-press <text:s text:c="2"/># or ~/Projects/tgd-site</text:p>
      <text:p text:style-name="Standard"/>
      <text:p text:style-name="Standard">mkdir -p witness-archive/chat-exports</text:p>
      <text:p text:style-name="Standard">```</text:p>
      <text:p text:style-name="Standard"/>
      <text:p text:style-name="Standard">So structure looks like:</text:p>
      <text:p text:style-name="Standard"/>
      <text:p text:style-name="Standard">```text</text:p>
      <text:p text:style-name="Standard">tgd-site-or-decision-press/</text:p>
      <text:p text:style-name="Standard"><text:s text:c="2"/>src/</text:p>
      <text:p text:style-name="Standard"><text:s text:c="2"/>public/</text:p>
      <text:p text:style-name="Standard"><text:s text:c="2"/>astro.config.mjs</text:p>
      <text:p text:style-name="Standard"><text:s text:c="2"/>package.json</text:p>
      <text:p text:style-name="Standard"><text:s text:c="2"/>witness-archive/</text:p>
      <text:p text:style-name="Standard"><text:s text:c="4"/>chat-exports/</text:p>
      <text:p text:style-name="Standard">```</text:p>
      <text:p text:style-name="Standard"/>
      <text:p text:style-name="Standard">Nice neat silo for “Jetson brain dumps.”</text:p>
      <text:p text:style-name="Standard"/>
      <text:p text:style-name="Standard">---</text:p>
      <text:p text:style-name="Standard"/>
      <text:p text:style-name="Standard">## 3. Put the JSON / HTML exports into the repo</text:p>
      <text:p text:style-name="Standard"><text:soft-page-break/></text:p>
      <text:p text:style-name="Standard">Assuming you downloaded your ChatGPT export files to `~/Downloads` and they look something like:</text:p>
      <text:p text:style-name="Standard"/>
      <text:p text:style-name="Standard">- `chatgpt_conversations.json`</text:p>
      <text:p text:style-name="Standard">- `chatgpt_conversations.html`</text:p>
      <text:p text:style-name="Standard">- or some monstrous `my-data-2025-11-09.json`</text:p>
      <text:p text:style-name="Standard"/>
      <text:p text:style-name="Standard">Move or copy them:</text:p>
      <text:p text:style-name="Standard"/>
      <text:p text:style-name="Standard">```bash</text:p>
      <text:p text:style-name="Standard">cd ~/Projects/decision-press <text:s text:c="2"/># or ~/Projects/tgd-site</text:p>
      <text:p text:style-name="Standard"/>
      <text:p text:style-name="Standard"># copy all related exports in</text:p>
      <text:p text:style-name="Standard">cp ~/Downloads/*chat*export*.json witness-archive/chat-exports/ 2&amp;gt;/dev/null || true</text:p>
      <text:p text:style-name="Standard">cp ~/Downloads/*chat*export*.html witness-archive/chat-exports/ 2&amp;gt;/dev/null || true</text:p>
      <text:p text:style-name="Standard"/>
      <text:p text:style-name="Standard"># or just explicitly:</text:p>
      <text:p text:style-name="Standard">cp ~/Downloads/chatgpt_conversations.json witness-archive/chat-exports/</text:p>
      <text:p text:style-name="Standard">cp ~/Downloads/chatgpt_conversations.html witness-archive/chat-exports/</text:p>
      <text:p text:style-name="Standard">```</text:p>
      <text:p text:style-name="Standard"/>
      <text:p text:style-name="Standard">If you want to be a responsible future-you, add a tiny README in there:</text:p>
      <text:p text:style-name="Standard"/>
      <text:p text:style-name="Standard">```bash</text:p>
      <text:p text:style-name="Standard">cat &amp;gt; witness-archive/chat-exports/README.md &amp;lt;&amp;lt; 'EOF'</text:p>
      <text:p text:style-name="Standard"># ChatGPT Export Archive</text:p>
      <text:p text:style-name="Standard"/>
      <text:p text:style-name="Standard">Raw JSON and HTML exports from ChatGPT, used as source material</text:p>
      <text:p text:style-name="Standard">for The God Decision / Witness System.</text:p>
      <text:p text:style-name="Standard"/>
      <text:p text:style-name="Standard">These are *inputs*, not rendered content. Do not edit by hand unless</text:p>
      <text:p text:style-name="Standard">you know exactly what you’re doing.</text:p>
      <text:p text:style-name="Standard">EOF</text:p>
      <text:p text:style-name="Standard">```</text:p>
      <text:p text:style-name="Standard"/>
      <text:p text:style-name="Standard">---</text:p>
      <text:p text:style-name="Standard"/>
      <text:p text:style-name="Standard">## 4. Commit the archive into Git</text:p>
      <text:p text:style-name="Standard"/>
      <text:p text:style-name="Standard">Still in repo root:</text:p>
      <text:p text:style-name="Standard"/>
      <text:p text:style-name="Standard">```bash</text:p>
      <text:p text:style-name="Standard">git add witness-archive</text:p>
      <text:p text:style-name="Standard">git status <text:s text:c="3"/># optional paranoia</text:p>
      <text:p text:style-name="Standard"/>
      <text:p text:style-name="Standard">git commit -m "Add ChatGPT JSON/HTML export archive for TGD"</text:p>
      <text:p text:style-name="Standard">```</text:p>
      <text:p text:style-name="Standard"/>
      <text:p text:style-name="Standard">If you have a remote:</text:p>
      <text:p text:style-name="Standard"><text:soft-page-break/></text:p>
      <text:p text:style-name="Standard">```bash</text:p>
      <text:p text:style-name="Standard">git push</text:p>
      <text:p text:style-name="Standard">```</text:p>
      <text:p text:style-name="Standard"/>
      <text:p text:style-name="Standard">Now the exports are:</text:p>
      <text:p text:style-name="Standard"/>
      <text:p text:style-name="Standard">- On the Linux box <text:s/></text:p>
      <text:p text:style-name="Standard">- Inside the TGD repo <text:s/></text:p>
      <text:p text:style-name="Standard">- Versioned <text:s/></text:p>
      <text:p text:style-name="Standard">- Ready for future Astro tooling to parse / surface them if we decide to.</text:p>
      <text:p text:style-name="Standard"/>
      <text:p text:style-name="Standard">---</text:p>
      <text:p text:style-name="Standard"/>
      <text:p text:style-name="Standard">## 5. (Optional) Wire a future “TGD reads the archive” path</text:p>
      <text:p text:style-name="Standard"/>
      <text:p text:style-name="Standard">You don’t need to do this now, but for later:</text:p>
      <text:p text:style-name="Standard"/>
      <text:p text:style-name="Standard">- We can add a small script or Astro endpoint under `src/pages/witness-log/` that:</text:p>
      <text:p text:style-name="Standard"><text:s text:c="2"/>- Reads `witness-archive/chat-exports/*.json`</text:p>
      <text:p text:style-name="Standard"><text:s text:c="2"/>- Extracts conversation metadata</text:p>
      <text:p text:style-name="Standard"><text:s text:c="2"/>- Renders a simple index page of sessions</text:p>
      <text:p text:style-name="Standard">- Or just keep them as a private research archive.</text:p>
      <text:p text:style-name="Standard"/>
      <text:p text:style-name="Standard">For now, the important part is done: Git + Astro local on Linux, exports stored under TGD.</text:p>
      <text:p text:style-name="Standard"/>
      <text:p text:style-name="Standard">You can vaporize the old place *after* this repo lives in the new bunker.&lt;/div&gt;&lt;/pre&gt;&lt;pre class="message"&gt;&lt;div class="author"&gt;user&lt;/div&gt;&lt;div&gt;we'll do this today. later. &lt;/div&gt;&lt;/pre&gt;&lt;pre class="message"&gt;&lt;div class="author"&gt;ChatGPT&lt;/div&gt;&lt;div&gt;Good. One last day before detonation—makes sense to back up the holy relics first. When you’re ready, we’ll spin up the repo, run the `npm create astro` ritual, and drag those JSON fossils into the archive where they belong. <text:s/></text:p>
      <text:p text:style-name="Standard"/>
      <text:p text:style-name="Standard">Try not to let Linux guilt you into a full system update before then; it’ll chew half your afternoon “rebuilding initramfs” like it’s 1999.&lt;/div&gt;&lt;/pre&gt;&lt;pre class="message"&gt;&lt;div class="author"&gt;user&lt;/div&gt;&lt;div&gt;yup&lt;/div&gt;&lt;/pre&gt;&lt;pre class="message"&gt;&lt;div class="author"&gt;ChatGPT&lt;/div&gt;&lt;div&gt;Perfect. One word, all agreement, no promises. My favorite kind of human scheduling.&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0:16.089075964</meta:creation-date>
    <dc:date>2025-11-14T21:40:29.860047708</dc:date>
    <meta:editing-duration>PT14S</meta:editing-duration>
    <meta:editing-cycles>1</meta:editing-cycles>
    <meta:document-statistic meta:table-count="0" meta:image-count="0" meta:object-count="0" meta:page-count="5" meta:paragraph-count="149" meta:word-count="862" meta:character-count="5549" meta:non-whitespace-character-count="4801"/>
    <meta:generator>LibreOffice/24.2.7.2$Linux_X86_64 LibreOffice_project/420$Build-2</meta:generator>
  </office:meta>
</office:document-meta>
</file>